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" svg:font-family="'Source Sans Pro', Helvetica, sans-serif"/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paragraph-rsid="00d52ffc"/>
    </style:style>
    <style:style style:name="P17" style:family="paragraph" style:parent-style-name="Standard">
      <style:text-properties officeooo:paragraph-rsid="00ac4446"/>
    </style:style>
    <style:style style:name="P18" style:family="paragraph" style:parent-style-name="Standard">
      <style:text-properties officeooo:paragraph-rsid="00ab8c66"/>
    </style:style>
    <style:style style:name="P19" style:family="paragraph" style:parent-style-name="Standard">
      <style:text-properties officeooo:paragraph-rsid="00a2d278"/>
    </style:style>
    <style:style style:name="P20" style:family="paragraph" style:parent-style-name="Standard">
      <style:text-properties officeooo:paragraph-rsid="00a11115"/>
    </style:style>
    <style:style style:name="P21" style:family="paragraph" style:parent-style-name="Standard">
      <style:text-properties officeooo:paragraph-rsid="009fcf47"/>
    </style:style>
    <style:style style:name="P22" style:family="paragraph" style:parent-style-name="Standard">
      <style:text-properties officeooo:paragraph-rsid="00981a80"/>
    </style:style>
    <style:style style:name="P23" style:family="paragraph" style:parent-style-name="Standard">
      <style:text-properties officeooo:paragraph-rsid="00964c56"/>
    </style:style>
    <style:style style:name="P24" style:family="paragraph" style:parent-style-name="Standard">
      <style:text-properties officeooo:paragraph-rsid="00dcd987"/>
    </style:style>
    <style:style style:name="P25" style:family="paragraph" style:parent-style-name="Standard">
      <style:text-properties officeooo:paragraph-rsid="00dd512f"/>
    </style:style>
    <style:style style:name="P26" style:family="paragraph" style:parent-style-name="Standard">
      <style:paragraph-properties fo:text-align="center" style:justify-single-word="false"/>
      <style:text-properties officeooo:paragraph-rsid="00a799fd"/>
    </style:style>
    <style:style style:name="P27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Ubuntu" fo:font-size="10pt" fo:font-weight="normal" officeooo:paragraph-rsid="00f16b58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63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4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65" style:family="text">
      <style:text-properties fo:font-variant="normal" fo:text-transform="none" fo:color="#22231f" loext:opacity="100%" style:font-name="Source Sans Pro" fo:font-size="14.1999998092651pt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6" style:family="text">
      <style:text-properties fo:font-variant="normal" fo:text-transform="none" fo:color="#22231f" loext:opacity="100%" fo:font-size="14.1999998092651pt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7" style:family="text">
      <style:text-properties fo:font-variant="normal" fo:text-transform="none" fo:color="#22231f" loext:opacity="100%" style:font-name="Ubuntu" fo:font-size="14.1999998092651pt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8" style:family="text">
      <style:text-properties fo:font-variant="normal" fo:text-transform="none" fo:color="#22231f" loext:opacity="100%" style:font-name="Ubuntu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9" style:family="text">
      <style:text-properties fo:font-variant="normal" fo:text-transform="none" fo:color="#22231f" loext:opacity="100%" style:font-name="Ubuntu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70" style:family="text">
      <style:text-properties fo:font-variant="normal" fo:text-transform="none" fo:color="#22231f" loext:opacity="100%" style:font-name="Ubuntu" fo:letter-spacing="normal" fo:language="en" fo:country="US" fo:font-style="normal" style:text-underline-style="none" officeooo:rsid="00ee3f64"/>
    </style:style>
    <style:style style:name="T71" style:family="text">
      <style:text-properties fo:font-variant="normal" fo:text-transform="none" style:font-name="Ubuntu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72" style:family="text">
      <style:text-properties fo:font-variant="normal" fo:text-transform="none" style:font-name="Ubuntu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73" style:family="text">
      <style:text-properties officeooo:rsid="00393a1c"/>
    </style:style>
    <style:style style:name="T74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1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82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83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86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87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88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89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90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91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92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93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94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95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96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97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language="en" fo:country="US" officeooo:rsid="00b372e4"/>
    </style:style>
    <style:style style:name="T100" style:family="text">
      <style:text-properties fo:language="en" fo:country="US" fo:font-weight="normal" style:font-weight-asian="normal" style:font-weight-complex="normal"/>
    </style:style>
    <style:style style:name="T101" style:family="text">
      <style:text-properties fo:language="en" fo:country="US" fo:font-weight="normal" officeooo:rsid="00b42bac" style:font-weight-asian="normal" style:font-weight-complex="normal"/>
    </style:style>
    <style:style style:name="T102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103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104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105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106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107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08" style:family="text">
      <style:text-properties fo:language="en" fo:country="US" style:text-underline-style="none" fo:font-weight="normal" officeooo:rsid="00f16b58" style:font-weight-asian="normal" style:font-weight-complex="normal"/>
    </style:style>
    <style:style style:name="T109" style:family="text">
      <style:text-properties fo:language="en" fo:country="US" style:text-underline-style="none" officeooo:rsid="00f16b58"/>
    </style:style>
    <style:style style:name="T110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11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12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13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14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5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74"/></text:span></text:p>
      <text:p text:style-name="P16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6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74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74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/workspace</text:span></text:span></text:p>
      <text:p text:style-name="Standard"><text:span text:style-name="Strong_20_Emphasis"><text:span text:style-name="T74">$ vim autogen.input</text:span></text:span></text:p>
      <text:p text:style-name="P16"><text:a xlink:type="simple" xlink:href="https://gist.github.com/mrkara/18cefc8b48e403df5677b03c45145dcc" text:style-name="Internet_20_link" text:visited-style-name="Visited_20_Internet_20_Link"><text:span text:style-name="Strong_20_Emphasis"><text:span text:style-name="T74">https://gist.github.com/mrkara/18cefc8b48e403df5677b03c45145dcc</text:span></text:span></text:a><text:span text:style-name="Strong_20_Emphasis"><text:span text:style-name="T17"><text:tab/>:</text:span></text:span></text:p>
      <text:p text:style-name="P16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74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0">--without-java<text:line-break/>--without-help<text:line-break/>--with-parallelism=8</text:span></text:span></text:p>
      <text:p text:style-name="Standard"><text:span text:style-name="Strong_20_Emphasis"><text:span text:style-name="T74"/></text:span></text:p>
      <text:p text:style-name="P10">ekle ve kaydet.</text:p>
      <text:p text:style-name="P10"><text:line-break/><text:span text:style-name="T73">$ cp autogen.input core/ <text:s text:c="3"/>→ dosyayı /core ‘a kopyala</text:span></text:p>
      <text:p text:style-name="P10">$ cd core</text:p>
      <text:p text:style-name="P10"/>
      <text:p text:style-name="P16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6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Warning verirse nasm ile ilgili:</text:span></text:span></text:p>
      <text:p text:style-name="Standard"><text:span text:style-name="Strong_20_Emphasis"><text:span text:style-name="T74">$ brew install nasm</text:span></text:span></text:p>
      <text:p text:style-name="P16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6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74">$ cd /workspace/core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1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74">Host ile başlayan kısmı kopyala ve</text:span></text:span></text:p>
      <text:p text:style-name="P16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6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1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6"><text:span text:style-name="Strong_20_Emphasis"><text:span text:style-name="T74">$ git config --global user.name “Bayram Çiçek” </text:span></text:span><text:span text:style-name="Strong_20_Emphasis"><text:span text:style-name="T75">(ya da direkt → $ vim ~/.gitconfig)</text:span></text:span></text:p>
      <text:p text:style-name="P16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74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74">$ git diff</text:span></text:span></text:p>
      <text:p text:style-name="Standard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make &amp;&amp; make check</text:span></text:span></text:p>
      <text:p text:style-name="Standard"><text:span text:style-name="Strong_20_Emphasis"><text:span text:style-name="T74"/></text:span></text:p>
      <text:p text:style-name="P16"><text:span text:style-name="Strong_20_Emphasis"><text:span text:style-name="T74">$ git commit -a -m “tdf#88205: </text:span></text:span><text:bookmark text:name="short_desc_nonedit_display"/><text:bookmark text:name="summary_container"/><text:span text:style-name="Strong_20_Emphasis"><text:span text:style-name="T74">Adapt uses of css::uno::Sequence to use initializer_list ctor”</text:span></text:span></text:p>
      <text:p text:style-name="P16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11"/></text:span></text:p>
      <text:p text:style-name="Standard"><text:span text:style-name="Strong_20_Emphasis"><text:span text:style-name="T113">Yeni değişiklik için:</text:span></text:span></text:p>
      <text:p text:style-name="Standard"><text:span text:style-name="Strong_20_Emphasis"><text:span text:style-name="T111">$ git checkout master</text:span></text:span></text:p>
      <text:p text:style-name="Standard"><text:span text:style-name="Strong_20_Emphasis"><text:span text:style-name="T111">$ git status</text:span></text:span></text:p>
      <text:p text:style-name="P21"><text:span text:style-name="Strong_20_Emphasis"><text:span text:style-name="T111">$ git checkout -b yeni-branch</text:span></text:span></text:p>
      <text:p text:style-name="P21"><text:span text:style-name="Strong_20_Emphasis"><text:span text:style-name="T112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112">)</text:span></text:span></text:p>
      <text:p text:style-name="P1"><text:span text:style-name="Strong_20_Emphasis"><text:span text:style-name="T76"/></text:span></text:p>
      <text:p text:style-name="P23"><text:span text:style-name="Strong_20_Emphasis"><text:span text:style-name="T82">Daha önce gönderilen commit üzerinde değişiklik yapmak için:</text:span></text:span></text:p>
      <text:p text:style-name="P22"><text:span text:style-name="Strong_20_Emphasis"><text:span text:style-name="T77">$ </text:span></text:span><text:span text:style-name="Strong_20_Emphasis"><text:span text:style-name="T78">git checkout </text:span></text:span><text:span text:style-name="Strong_20_Emphasis"><text:span text:style-name="T79">ilgili</text:span></text:span><text:span text:style-name="Strong_20_Emphasis"><text:span text:style-name="T78">-branch-</text:span></text:span><text:span text:style-name="Strong_20_Emphasis"><text:span text:style-name="T79">adi</text:span></text:span></text:p>
      <text:p text:style-name="P2"><text:span text:style-name="Strong_20_Emphasis"><text:span text:style-name="T83">Değişiklikleri yap.</text:span></text:span></text:p>
      <text:p text:style-name="P2"><text:span text:style-name="Strong_20_Emphasis"><text:span text:style-name="T83"/></text:span></text:p>
      <text:p text:style-name="P24"><text:span text:style-name="Strong_20_Emphasis"><text:span text:style-name="T84">$ make &amp;&amp; make check</text:span></text:span></text:p>
      <text:p text:style-name="P2"><text:span text:style-name="Strong_20_Emphasis"><text:span text:style-name="T83">$ </text:span></text:span><text:span text:style-name="Strong_20_Emphasis"><text:span text:style-name="T85">git commit -a --amend <text:s text:c="3"/></text:span></text:span><text:span text:style-name="Strong_20_Emphasis"><text:span text:style-name="T86">→ commit işlenir. </text:span></text:span><text:span text:style-name="Strong_20_Emphasis"><text:span text:style-name="T96">(editorde açılır)</text:span></text:span></text:p>
      <text:p text:style-name="P3"><text:span text:style-name="Strong_20_Emphasis"><text:span text:style-name="T87">$ ./logerrit submit master</text:span></text:span></text:p>
      <text:p text:style-name="P3"><text:span text:style-name="Strong_20_Emphasis"><text:span text:style-name="T87"/></text:span></text:p>
      <text:p text:style-name="P20"><text:span text:style-name="Strong_20_Emphasis"><text:span text:style-name="T97">master branch ‘ı güncellemek için:</text:span></text:span></text:p>
      <text:p text:style-name="P20"><text:span text:style-name="Strong_20_Emphasis"><text:span text:style-name="T88">$ </text:span></text:span><text:span text:style-name="Strong_20_Emphasis"><text:span text:style-name="T89">git checkout master</text:span></text:span></text:p>
      <text:p text:style-name="P19"><text:span text:style-name="Strong_20_Emphasis"><text:span text:style-name="T89">$ </text:span></text:span><text:span text:style-name="Strong_20_Emphasis"><text:span text:style-name="T90">git pull -r</text:span></text:span></text:p>
      <text:p text:style-name="P4"><text:span text:style-name="Strong_20_Emphasis"><text:span text:style-name="T91">$ git log <text:s text:c="3"/>→ son commit ‘in yakın tarihte olduğunu gör.</text:span></text:span></text:p>
      <text:p text:style-name="P4"><text:span text:style-name="Strong_20_Emphasis"><text:span text:style-name="T91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5">Qt Creator Entegrasyonu:</text:p>
      <text:p text:style-name="P10">$ cd core</text:p>
      <text:p text:style-name="P11">$ make qtcreator-ide-integration ("Successfully created the project files." yazısını gör.)</text:p>
      <text:p text:style-name="P12">$ Qt creator aç <text:span text:style-name="Strong_20_Emphasis"><text:span text:style-name="T98">→</text:span></text:span> "Open Project" <text:span text:style-name="Strong_20_Emphasis"><text:span text:style-name="T98">→</text:span></text:span> “core” dizini içinde <text:span text:style-name="Strong_20_Emphasis"><text:span text:style-name="T98">→</text:span></text:span> "lo.pro" dosyasını aç. Proje otomatik açılacaktır.</text:p>
      <text:p text:style-name="P12"/>
      <text:p text:style-name="P13"><text:span text:style-name="Strong_20_Emphasis"><text:span text:style-name="T114">- Projeyi test etmek için: Build → Run</text:span></text:span></text:p>
      <text:p text:style-name="P13"><text:span text:style-name="Strong_20_Emphasis"><text:span text:style-name="T91"/></text:span></text:p>
      <text:p text:style-name="P5"><text:span text:style-name="Strong_20_Emphasis"><text:span text:style-name="T99">Notlar:</text:span></text:span></text:p>
      <text:p text:style-name="P5"><text:span text:style-name="Strong_20_Emphasis"><text:span text:style-name="T100">$ git grep -10 "…"<text:tab/>→</text:span></text:span><text:span text:style-name="Strong_20_Emphasis"><text:span text:style-name="T101"> 10 satır aşağı ve yukarı gözükecek şekilde yazdırır.</text:span></text:span></text:p>
      <text:p text:style-name="P6"><text:span text:style-name="Strong_20_Emphasis"><text:span text:style-name="T102">$ git grep -n “…”<text:tab/>→ kaçıncı satırda olduğunu gösterir.</text:span></text:span></text:p>
      <text:p text:style-name="P6"><text:span text:style-name="Strong_20_Emphasis"><text:span text:style-name="T102">$ git grep -n isModified -- ./desktop/source/deployment/*</text:span></text:span></text:p>
      <text:p text:style-name="P8"><text:span text:style-name="Strong_20_Emphasis"><text:span text:style-name="T103">$ git grep -n highlight -- './sw/*' ':!./sw/qa/*' <text:s text:c="8"/>→ ./qa/* hariç</text:span></text:span></text:p>
      <text:p text:style-name="P8"><text:span text:style-name="Strong_20_Emphasis"><text:span text:style-name="T107">$ </text:span></text:span><text:span text:style-name="Strong_20_Emphasis"><text:span text:style-name="T103">git grep -n -10 'image' -- './*' ':!./*/qa/*' | grep 'flip' </text:span></text:span></text:p>
      <text:p text:style-name="P8"><text:span text:style-name="Strong_20_Emphasis"><text:span text:style-name="T103"/></text:span></text:p>
      <text:p text:style-name="P7"><text:span text:style-name="Strong_20_Emphasis"><text:span text:style-name="T102">$ git stash<text:tab/>→ değişiklikleri kaydedip başka branch’a geç.</text:span></text:span></text:p>
      <text:p text:style-name="P7"><text:span text:style-name="Strong_20_Emphasis"><text:span text:style-name="T102">$ git stash pop → kaydedilen değişkenleri tekrar etkin et.</text:span></text:span></text:p>
      <text:p text:style-name="P9"><text:span text:style-name="Strong_20_Emphasis"><text:span text:style-name="T104">$ git commit <text:s text:c="2"/>→ commit’i editorde yaz.</text:span></text:span></text:p>
      <text:p text:style-name="P9"><text:span text:style-name="Strong_20_Emphasis"><text:span text:style-name="T104">$ </text:span></text:span><text:span text:style-name="Strong_20_Emphasis"><text:span text:style-name="T105">git commit -a --amend <text:s/>→ </text:span></text:span><text:span text:style-name="Strong_20_Emphasis"><text:span text:style-name="T104">en son commit’i edi</text:span></text:span><text:span text:style-name="Strong_20_Emphasis"><text:span text:style-name="T106">t</text:span></text:span><text:span text:style-name="Strong_20_Emphasis"><text:span text:style-name="T104">orde düzenle.</text:span></text:span></text:p>
      <text:p text:style-name="P9"><text:span text:style-name="Strong_20_Emphasis"><text:span text:style-name="T104"/></text:span></text:p>
      <text:p text:style-name="P29"><text:span text:style-name="Strong_20_Emphasis"><text:span text:style-name="T110">Gerrit üzerindeki commit’i yerele çekip düzenleme:</text:span></text:span></text:p>
      <text:p text:style-name="P29"><text:span text:style-name="Strong_20_Emphasis"><text:span text:style-name="T62">$ </text:span></text:span><text:span text:style-name="Strong_20_Emphasis"><text:span text:style-name="T63">git log -</text:span></text:span><text:span text:style-name="Strong_20_Emphasis"><text:span text:style-name="T62">1</text:span></text:span></text:p>
      <text:p text:style-name="P29"><text:span text:style-name="Strong_20_Emphasis"><text:span text:style-name="T62">$ </text:span></text:span><text:span text:style-name="Strong_20_Emphasis"><text:span text:style-name="T63">git checkout -b newbranch </text:span></text:span><text:span text:style-name="Strong_20_Emphasis"><text:span text:style-name="T64">origin/master</text:span></text:span></text:p>
      <text:p text:style-name="P29"><text:span text:style-name="Strong_20_Emphasis"><text:span text:style-name="T62">$ </text:span></text:span><text:span text:style-name="Strong_20_Emphasis"><text:span text:style-name="T63">git cherry-pick &lt;hash if the commit from git log -</text:span></text:span><text:span text:style-name="Strong_20_Emphasis"><text:span text:style-name="T62">1</text:span></text:span><text:span text:style-name="Strong_20_Emphasis"><text:span text:style-name="T63">&gt;</text:span></text:span></text:p>
      <text:p text:style-name="P29"><text:soft-page-break/><text:span text:style-name="Strong_20_Emphasis"><text:span text:style-name="T62">$ (düzenlemeleri yap)</text:span></text:span></text:p>
      <text:p text:style-name="P29"><text:span text:style-name="Strong_20_Emphasis"><text:span text:style-name="T62">$ </text:span></text:span><text:span text:style-name="Strong_20_Emphasis"><text:span text:style-name="T63">./logerrit submit master</text:span></text:span></text:p>
      <text:p text:style-name="P6"><text:span text:style-name="Strong_20_Emphasis"><text:span text:style-name="T95"/></text:span></text:p>
      <text:p text:style-name="P26"><text:span text:style-name="Strong_20_Emphasis"><text:span text:style-name="T91">***</text:span></text:span></text:p>
      <text:p text:style-name="P4"><text:span text:style-name="Strong_20_Emphasis"><text:span text:style-name="T91"/></text:span></text:p>
      <text:p text:style-name="P18"><text:span text:style-name="Strong_20_Emphasis"><text:span text:style-name="T92">Ori</text:span></text:span><text:span text:style-name="Strong_20_Emphasis"><text:span text:style-name="T93">j</text:span></text:span><text:span text:style-name="Strong_20_Emphasis"><text:span text:style-name="T92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74">https://etherpad.gnome.org/p/ACMGitHub</text:span></text:span></text:a><text:span text:style-name="Strong_20_Emphasis"><text:span text:style-name="T92"> </text:span></text:span><text:span text:style-name="Strong_20_Emphasis"><text:span text:style-name="T94">(Muhammet Kara)</text:span></text:span></text:p>
      <text:p text:style-name="P17"><text:span text:style-name="Strong_20_Emphasis"><text:span text:style-name="T94">Düzenleyen<text:tab/>: Bayram Çiçek</text:span>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" svg:font-family="'Source Sans Pro', Helvetica, sans-serif"/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6-03T00:25:17.906425866</dc:date>
    <meta:editing-duration>PT9H57M26S</meta:editing-duration>
    <meta:editing-cycles>180</meta:editing-cycles>
    <meta:generator>LibreOffice/7.1.3.2$Linux_X86_64 LibreOffice_project/10$Build-2</meta:generator>
    <meta:document-statistic meta:table-count="0" meta:image-count="0" meta:object-count="0" meta:page-count="3" meta:paragraph-count="83" meta:word-count="624" meta:character-count="4127" meta:non-whitespace-character-count="3517"/>
  </office:meta>
</office:document-meta>
</file>